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, Arial, sans-serif"/>
    <style:font-face style:name="Tahoma1" svg:font-family="Tahoma"/>
    <style:font-face style:name="Cambria1" svg:font-family="Cambria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61cm" table:align="left"/>
    </style:style>
    <style:style style:name="Tabelle1.A" style:family="table-column">
      <style:table-column-properties style:column-width="1.111cm"/>
    </style:style>
    <style:style style:name="Tabelle1.B" style:family="table-column">
      <style:table-column-properties style:column-width="3.096cm"/>
    </style:style>
    <style:style style:name="Tabelle1.C" style:family="table-column">
      <style:table-column-properties style:column-width="6.40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mbria" officeooo:paragraph-rsid="000b5165"/>
    </style:style>
    <style:style style:name="P2" style:family="paragraph" style:parent-style-name="Standard">
      <style:text-properties style:font-name="Cambria" officeooo:rsid="000b5165" officeooo:paragraph-rsid="00107712"/>
    </style:style>
    <style:style style:name="P3" style:family="paragraph" style:parent-style-name="Standard">
      <style:text-properties style:font-name="Cambria" officeooo:rsid="000b5165" officeooo:paragraph-rsid="001553a9"/>
    </style:style>
    <style:style style:name="P4" style:family="paragraph" style:parent-style-name="Standard">
      <style:text-properties style:font-name="Cambria" officeooo:rsid="000b5165" officeooo:paragraph-rsid="001e1470"/>
    </style:style>
    <style:style style:name="P5" style:family="paragraph" style:parent-style-name="Standard">
      <style:text-properties style:font-name="Cambria" officeooo:rsid="000b5165" officeooo:paragraph-rsid="000b5165"/>
    </style:style>
    <style:style style:name="P6" style:family="paragraph" style:parent-style-name="Standard">
      <style:text-properties style:font-name="Cambria" officeooo:rsid="000b5165" officeooo:paragraph-rsid="0029e416"/>
    </style:style>
    <style:style style:name="P7" style:family="paragraph" style:parent-style-name="Standard">
      <style:text-properties style:font-name="Cambria" fo:font-weight="bold" officeooo:rsid="000b5165" officeooo:paragraph-rsid="000b5165" style:font-weight-asian="bold" style:font-weight-complex="bold"/>
    </style:style>
    <style:style style:name="P8" style:family="paragraph" style:parent-style-name="Standard">
      <style:text-properties style:font-name="Cambria" fo:font-weight="bold" officeooo:rsid="000b5165" officeooo:paragraph-rsid="0010771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mbria" fo:font-weight="bold" officeooo:rsid="00294dba" officeooo:paragraph-rsid="00294dba" style:font-weight-asian="bold" style:font-weight-complex="bold"/>
    </style:style>
    <style:style style:name="P10" style:family="paragraph" style:parent-style-name="Standard">
      <style:text-properties style:font-name="Cambria" fo:font-weight="bold" officeooo:rsid="00294dba" officeooo:paragraph-rsid="00294dba" style:font-weight-asian="bold" style:font-weight-complex="bold"/>
    </style:style>
    <style:style style:name="P11" style:family="paragraph" style:parent-style-name="Standard">
      <style:text-properties style:font-name="Cambria" officeooo:rsid="00107712" officeooo:paragraph-rsid="00107712"/>
    </style:style>
    <style:style style:name="P12" style:family="paragraph" style:parent-style-name="Standard">
      <style:text-properties style:font-name="Cambria" officeooo:rsid="001403b0" officeooo:paragraph-rsid="001403b0"/>
    </style:style>
    <style:style style:name="P13" style:family="paragraph" style:parent-style-name="Standard">
      <style:paragraph-properties>
        <style:tab-stops>
          <style:tab-stop style:position="3.016cm"/>
        </style:tab-stops>
      </style:paragraph-properties>
      <style:text-properties style:font-name="Cambria" officeooo:rsid="001403b0" officeooo:paragraph-rsid="001403b0"/>
    </style:style>
    <style:style style:name="P14" style:family="paragraph" style:parent-style-name="Standard">
      <style:text-properties style:font-name="Cambria" officeooo:rsid="001553a9" officeooo:paragraph-rsid="001e1470"/>
    </style:style>
    <style:style style:name="P15" style:family="paragraph" style:parent-style-name="Standard">
      <style:text-properties style:font-name="Cambria" officeooo:paragraph-rsid="001e1470"/>
    </style:style>
    <style:style style:name="P16" style:family="paragraph" style:parent-style-name="Standard">
      <style:text-properties style:font-name="Cambria" fo:font-size="8pt" officeooo:rsid="000b5165" officeooo:paragraph-rsid="000b5165" style:font-size-asian="7pt" style:font-size-complex="8pt"/>
    </style:style>
    <style:style style:name="P17" style:family="paragraph" style:parent-style-name="Standard">
      <style:text-properties style:font-name="Cambria" fo:font-size="8pt" officeooo:rsid="000b5165" officeooo:paragraph-rsid="001e1470" style:font-size-asian="7pt" style:font-size-complex="8pt"/>
    </style:style>
    <style:style style:name="P18" style:family="paragraph" style:parent-style-name="Standard">
      <style:text-properties style:font-name="Cambria" fo:font-size="8pt" officeooo:rsid="00107712" officeooo:paragraph-rsid="00107712" style:font-size-asian="7pt" style:font-size-complex="8pt"/>
    </style:style>
    <style:style style:name="P19" style:family="paragraph" style:parent-style-name="Standard">
      <style:text-properties style:font-name="Cambria" fo:font-size="8pt" officeooo:rsid="001b98ec" officeooo:paragraph-rsid="001b98ec" style:font-size-asian="8pt" style:font-size-complex="8pt"/>
    </style:style>
    <style:style style:name="P20" style:family="paragraph" style:parent-style-name="Standard">
      <style:text-properties style:font-name="Cambria" officeooo:rsid="002322d0" officeooo:paragraph-rsid="002322d0"/>
    </style:style>
    <style:style style:name="P21" style:family="paragraph" style:parent-style-name="Standard">
      <style:text-properties style:font-name="Cambria" officeooo:rsid="00294dba" officeooo:paragraph-rsid="00294dba"/>
    </style:style>
    <style:style style:name="P22" style:family="paragraph" style:parent-style-name="Standard">
      <style:paragraph-properties fo:text-align="center" style:justify-single-word="false"/>
      <style:text-properties style:font-name="Cambria" fo:font-size="10pt" officeooo:rsid="00294dba" officeooo:paragraph-rsid="00294dba" style:font-size-asian="10pt" style:font-size-complex="10pt"/>
    </style:style>
    <style:style style:name="P23" style:family="paragraph" style:parent-style-name="Standard">
      <style:text-properties style:font-name="Cambria" fo:font-size="10pt" officeooo:rsid="001b98ec" officeooo:paragraph-rsid="001212f0" style:font-size-asian="10pt" style:font-size-complex="10pt"/>
    </style:style>
    <style:style style:name="P24" style:family="paragraph" style:parent-style-name="Standard">
      <style:text-properties style:font-name="Cambria" fo:font-size="10pt" officeooo:rsid="001b98ec" officeooo:paragraph-rsid="001b98ec" style:font-size-asian="10pt" style:font-size-complex="10pt"/>
    </style:style>
    <style:style style:name="P25" style:family="paragraph" style:parent-style-name="Standard">
      <style:text-properties style:font-name="Cambria" fo:font-size="10pt" officeooo:rsid="001b98ec" officeooo:paragraph-rsid="001d46eb" style:font-size-asian="10pt" style:font-size-complex="10pt"/>
    </style:style>
    <style:style style:name="P26" style:family="paragraph" style:parent-style-name="Standard">
      <style:text-properties style:font-name="Cambria" fo:font-size="10pt" officeooo:rsid="0021b8eb" officeooo:paragraph-rsid="0021b8eb" style:font-size-asian="10pt" style:font-size-complex="10pt"/>
    </style:style>
    <style:style style:name="P27" style:family="paragraph" style:parent-style-name="Standard">
      <style:text-properties style:font-name="Cambria" officeooo:rsid="0028e3dc" officeooo:paragraph-rsid="0028e3dc"/>
    </style:style>
    <style:style style:name="P28" style:family="paragraph" style:parent-style-name="Standard">
      <style:text-properties style:font-name="Cambria" officeooo:paragraph-rsid="0028e3dc"/>
    </style:style>
    <style:style style:name="P29" style:family="paragraph" style:parent-style-name="Standard">
      <style:paragraph-properties>
        <style:tab-stops>
          <style:tab-stop style:position="11.959cm"/>
        </style:tab-stops>
      </style:paragraph-properties>
      <style:text-properties style:font-name="Cambria" fo:font-size="9pt" officeooo:rsid="001b98ec" officeooo:paragraph-rsid="001212f0" style:font-size-asian="9pt" style:font-size-complex="9pt"/>
    </style:style>
    <style:style style:name="P30" style:family="paragraph" style:parent-style-name="Standard">
      <style:text-properties style:font-name="Cambria" officeooo:rsid="0029e416" officeooo:paragraph-rsid="0029e416"/>
    </style:style>
    <style:style style:name="P31" style:family="paragraph" style:parent-style-name="Standard">
      <style:text-properties style:font-name="Cambria" fo:font-size="12pt" officeooo:rsid="000b5165" officeooo:paragraph-rsid="0029e416" style:font-size-asian="12pt" style:font-size-complex="12pt"/>
    </style:style>
    <style:style style:name="P32" style:family="paragraph" style:parent-style-name="Standard">
      <style:text-properties style:font-name="Cambria" fo:font-size="12pt" officeooo:rsid="0029e416" officeooo:paragraph-rsid="0029f8bd" style:font-size-asian="12pt" style:font-size-complex="12pt"/>
    </style:style>
    <style:style style:name="P33" style:family="paragraph" style:parent-style-name="Standard">
      <style:text-properties style:font-name="Cambria" fo:font-size="12pt" officeooo:rsid="002be871" officeooo:paragraph-rsid="002be871" style:font-size-asian="12pt" style:font-size-complex="12pt"/>
    </style:style>
    <style:style style:name="P34" style:family="paragraph" style:parent-style-name="Standard">
      <style:text-properties style:font-name="Consolas" fo:font-weight="bold" officeooo:rsid="001553a9" officeooo:paragraph-rsid="001553a9" style:font-weight-asian="bold" style:font-weight-complex="bold"/>
    </style:style>
    <style:style style:name="P35" style:family="paragraph" style:parent-style-name="Standard">
      <style:text-properties style:font-name="Consolas" officeooo:rsid="0015e6db" officeooo:paragraph-rsid="001e1470"/>
    </style:style>
    <style:style style:name="P36" style:family="paragraph" style:parent-style-name="Standard">
      <style:text-properties style:font-name="Consolas" fo:font-size="10pt" officeooo:rsid="001212f0" officeooo:paragraph-rsid="001212f0" style:font-size-asian="10pt" style:font-size-complex="10pt"/>
    </style:style>
    <style:style style:name="P37" style:family="paragraph" style:parent-style-name="Standard">
      <style:text-properties style:font-name="Consolas" fo:font-size="10pt" officeooo:rsid="001b98ec" officeooo:paragraph-rsid="001b98ec" style:font-size-asian="10pt" style:font-size-complex="10pt"/>
    </style:style>
    <style:style style:name="P38" style:family="paragraph" style:parent-style-name="Standard">
      <style:text-properties style:font-name="Consolas" fo:font-size="10pt" officeooo:rsid="001b98ec" officeooo:paragraph-rsid="0021b8eb" style:font-size-asian="10pt" style:font-size-complex="10pt"/>
    </style:style>
    <style:style style:name="P39" style:family="paragraph" style:parent-style-name="Standard">
      <style:text-properties style:font-name="Consolas" fo:font-size="10pt" officeooo:rsid="001d46eb" officeooo:paragraph-rsid="001d46eb" style:font-size-asian="10pt" style:font-size-complex="10pt"/>
    </style:style>
    <style:style style:name="P40" style:family="paragraph" style:parent-style-name="Standard">
      <style:text-properties style:font-name="Consolas" fo:font-size="10pt" officeooo:rsid="001d46eb" officeooo:paragraph-rsid="0021b8eb" style:font-size-asian="10pt" style:font-size-complex="10pt"/>
    </style:style>
    <style:style style:name="P41" style:family="paragraph" style:parent-style-name="Standard">
      <style:text-properties style:font-name="Consolas" fo:font-size="10pt" officeooo:rsid="001ff9b6" officeooo:paragraph-rsid="0021b8eb" style:font-size-asian="10pt" style:font-size-complex="10pt"/>
    </style:style>
    <style:style style:name="P42" style:family="paragraph" style:parent-style-name="Standard">
      <style:text-properties style:font-name="Consolas" fo:font-size="10pt" officeooo:rsid="0021b8eb" officeooo:paragraph-rsid="0021b8eb" style:font-size-asian="10pt" style:font-size-complex="10pt"/>
    </style:style>
    <style:style style:name="P43" style:family="paragraph" style:parent-style-name="Standard">
      <style:text-properties style:font-name="Consolas" fo:font-size="10pt" officeooo:rsid="002be871" officeooo:paragraph-rsid="002be871" style:font-size-asian="10pt" style:font-size-complex="10pt"/>
    </style:style>
    <style:style style:name="P44" style:family="paragraph" style:parent-style-name="Standard">
      <style:text-properties style:font-name="Consolas" officeooo:rsid="000b5165" officeooo:paragraph-rsid="001e1470"/>
    </style:style>
    <style:style style:name="P45" style:family="paragraph" style:parent-style-name="Standard">
      <style:text-properties style:font-name="Consolas" fo:font-size="8pt" officeooo:rsid="00107712" officeooo:paragraph-rsid="00107712" style:font-size-asian="7pt" style:font-size-complex="8pt"/>
    </style:style>
    <style:style style:name="P46" style:family="paragraph" style:parent-style-name="Standard">
      <style:text-properties style:font-name="Consolas" fo:font-size="8pt" officeooo:rsid="00107712" officeooo:paragraph-rsid="001e1470" style:font-size-asian="7pt" style:font-size-complex="8pt"/>
    </style:style>
    <style:style style:name="P47" style:family="paragraph" style:parent-style-name="Standard">
      <style:text-properties style:font-name="Consolas" fo:font-size="8pt" officeooo:rsid="001ff9b6" officeooo:paragraph-rsid="0029663a" style:font-size-asian="8pt" style:font-size-complex="8pt"/>
    </style:style>
    <style:style style:name="P48" style:family="paragraph" style:parent-style-name="Standard">
      <style:text-properties style:font-name="Consolas" fo:font-size="8pt" officeooo:rsid="001ff9b6" officeooo:paragraph-rsid="001ff9b6" style:font-size-asian="8pt" style:font-size-complex="8pt"/>
    </style:style>
    <style:style style:name="P49" style:family="paragraph" style:parent-style-name="Standard">
      <style:text-properties style:font-name="Consolas" fo:font-size="9pt" officeooo:rsid="001212f0" officeooo:paragraph-rsid="001212f0" style:font-size-asian="9pt" style:font-size-complex="9pt"/>
    </style:style>
    <style:style style:name="P50" style:family="paragraph" style:parent-style-name="Standard">
      <style:text-properties style:font-name="Consolas" fo:font-size="9pt" officeooo:rsid="002be871" officeooo:paragraph-rsid="002be871" style:font-size-asian="9pt" style:font-size-complex="9pt"/>
    </style:style>
    <style:style style:name="P51" style:family="paragraph" style:parent-style-name="Standard">
      <style:text-properties style:font-name="Consolas" fo:font-size="12pt" officeooo:rsid="0029f8bd" officeooo:paragraph-rsid="0029e416" style:font-size-asian="12pt" style:font-size-complex="12pt"/>
    </style:style>
    <style:style style:name="P52" style:family="paragraph" style:parent-style-name="Standard">
      <style:text-properties style:use-window-font-color="true" style:font-name="Cambria" fo:font-size="12pt" officeooo:rsid="000ec6ae" officeooo:paragraph-rsid="001ff9b6" style:font-size-asian="12pt" style:font-size-complex="12pt"/>
    </style:style>
    <style:style style:name="P53" style:family="paragraph" style:parent-style-name="Standard">
      <style:paragraph-properties>
        <style:tab-stops>
          <style:tab-stop style:position="11.959cm"/>
        </style:tab-stops>
      </style:paragraph-properties>
      <style:text-properties fo:color="#000000" style:font-name="Consolas" fo:font-size="9pt" officeooo:rsid="0016e006" officeooo:paragraph-rsid="001e1470" style:font-size-asian="9pt" style:font-size-complex="9pt"/>
    </style:style>
    <style:style style:name="P54" style:family="paragraph" style:parent-style-name="Standard">
      <style:paragraph-properties>
        <style:tab-stops>
          <style:tab-stop style:position="11.959cm"/>
        </style:tab-stops>
      </style:paragraph-properties>
      <style:text-properties fo:color="#000000" style:font-name="Consolas" fo:font-size="9pt" officeooo:rsid="0016e006" officeooo:paragraph-rsid="0029e416" style:font-size-asian="9pt" style:font-size-complex="9pt"/>
    </style:style>
    <style:style style:name="P55" style:family="paragraph" style:parent-style-name="Standard">
      <style:paragraph-properties>
        <style:tab-stops>
          <style:tab-stop style:position="11.959cm"/>
        </style:tab-stops>
      </style:paragraph-properties>
      <style:text-properties fo:color="#000000" style:font-name="Consolas" fo:font-size="9pt" officeooo:rsid="00230cd5" officeooo:paragraph-rsid="0029e416" style:font-size-asian="9pt" style:font-size-complex="9pt"/>
    </style:style>
    <style:style style:name="P56" style:family="paragraph" style:parent-style-name="Standard">
      <style:text-properties fo:font-size="10pt" officeooo:paragraph-rsid="0021b8eb" style:font-size-asian="10pt" style:font-size-complex="10pt"/>
    </style:style>
    <style:style style:name="P57" style:family="paragraph" style:parent-style-name="Standard">
      <style:text-properties fo:color="#0000cc" style:font-name="Consolas" fo:font-size="8pt" officeooo:rsid="0029f8bd" officeooo:paragraph-rsid="0029f8bd" style:font-size-asian="8pt" style:font-size-complex="8pt"/>
    </style:style>
    <style:style style:name="P58" style:family="paragraph" style:parent-style-name="Standard">
      <style:text-properties fo:color="#579d1c" style:font-name="Consolas" fo:font-size="9pt" officeooo:rsid="0029f8bd" officeooo:paragraph-rsid="0029f8bd" style:font-size-asian="9pt" style:font-size-complex="9pt"/>
    </style:style>
    <style:style style:name="P59" style:family="paragraph" style:parent-style-name="Standard">
      <style:text-properties fo:color="#579d1c" style:font-name="Consolas" fo:font-size="9pt" officeooo:rsid="0029f8bd" officeooo:paragraph-rsid="002be871" style:font-size-asian="9pt" style:font-size-complex="9pt"/>
    </style:style>
    <style:style style:name="P60" style:family="paragraph" style:parent-style-name="Preformatted_20_Text">
      <style:text-properties fo:font-variant="normal" fo:text-transform="none" fo:color="#0000ff" style:font-name="Courier New1" fo:font-size="9pt" fo:letter-spacing="normal" fo:font-style="normal" fo:font-weight="normal" officeooo:rsid="0017aef5" officeooo:paragraph-rsid="001e1470"/>
    </style:style>
    <style:style style:name="P61" style:family="paragraph" style:parent-style-name="Preformatted_20_Text">
      <style:text-properties fo:font-variant="normal" fo:text-transform="none" fo:color="#000000" style:font-name="Consolas" fo:font-size="9pt" fo:letter-spacing="normal" fo:font-style="normal" fo:font-weight="normal" officeooo:rsid="0017aef5" officeooo:paragraph-rsid="001e1470" style:font-size-asian="9pt" style:font-size-complex="9pt"/>
    </style:style>
    <style:style style:name="P62" style:family="paragraph" style:parent-style-name="Preformatted_20_Text">
      <style:text-properties fo:font-variant="normal" fo:text-transform="none" fo:color="#000000" style:font-name="Consolas" fo:font-size="9pt" fo:letter-spacing="normal" fo:font-style="normal" fo:font-weight="normal" officeooo:rsid="001ff9b6" officeooo:paragraph-rsid="001ff9b6" style:font-size-asian="9pt" style:font-size-complex="9pt"/>
    </style:style>
    <style:style style:name="P63" style:family="paragraph" style:parent-style-name="Preformatted_20_Text">
      <style:text-properties fo:font-variant="normal" fo:text-transform="none" fo:color="#000000" style:font-name="Consolas" fo:font-size="9pt" fo:letter-spacing="normal" officeooo:rsid="001e1470" officeooo:paragraph-rsid="001e1470" style:font-size-asian="9pt" style:font-size-complex="9pt"/>
    </style:style>
    <style:style style:name="P64" style:family="paragraph" style:parent-style-name="Preformatted_20_Text">
      <style:text-properties fo:font-variant="normal" fo:text-transform="none" fo:color="#000000" style:font-name="Consolas" fo:font-size="9pt" fo:letter-spacing="normal" officeooo:rsid="000b5165" officeooo:paragraph-rsid="001ff9b6" style:font-size-asian="9pt" style:font-size-complex="9pt"/>
    </style:style>
    <style:style style:name="P65" style:family="paragraph" style:parent-style-name="Preformatted_20_Text">
      <style:text-properties style:font-name="Cambria" officeooo:rsid="00115868" officeooo:paragraph-rsid="001e1470"/>
    </style:style>
    <style:style style:name="P66" style:family="paragraph" style:parent-style-name="Preformatted_20_Text">
      <style:text-properties style:font-name="Consolas" fo:font-size="10pt" fo:font-style="normal" fo:font-weight="normal" officeooo:rsid="001b98ec" officeooo:paragraph-rsid="001ff9b6" style:font-size-asian="10pt" style:font-size-complex="10pt"/>
    </style:style>
    <style:style style:name="P67" style:family="paragraph" style:parent-style-name="Standard">
      <style:paragraph-properties fo:background-color="#e6e6e6">
        <style:background-image/>
      </style:paragraph-properties>
      <style:text-properties style:font-name="Consolas" fo:font-size="10pt" officeooo:rsid="000b5165" officeooo:paragraph-rsid="001e1470" style:font-size-asian="10pt" style:font-size-complex="10pt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fo:color="#0000ff" style:font-name="Cambria" fo:font-weight="bold" officeooo:rsid="00115868" officeooo:paragraph-rsid="00115868" style:font-weight-asian="bold" style:font-weight-complex="bold"/>
    </style:style>
    <style:style style:name="P69" style:family="paragraph" style:parent-style-name="Standard">
      <style:paragraph-properties fo:background-color="transparent">
        <style:background-image/>
      </style:paragraph-properties>
      <style:text-properties fo:color="#0000ff" style:font-name="Cambria" fo:font-size="10pt" officeooo:rsid="00115868" officeooo:paragraph-rsid="001e1470" style:font-size-asian="10pt" style:font-size-complex="10pt"/>
    </style:style>
    <style:style style:name="P70" style:family="paragraph" style:parent-style-name="Standard">
      <style:paragraph-properties fo:background-color="transparent">
        <style:background-image/>
      </style:paragraph-properties>
      <style:text-properties fo:color="#0000ff" style:font-name="Cambria" fo:font-size="10pt" officeooo:rsid="00115868" officeooo:paragraph-rsid="001ff9b6" style:font-size-asian="10pt" style:font-size-complex="10pt"/>
    </style:style>
    <style:style style:name="P71" style:family="paragraph" style:parent-style-name="Standard">
      <style:paragraph-properties fo:background-color="transparent">
        <style:background-image/>
      </style:paragraph-properties>
      <style:text-properties fo:color="#0000ff" style:font-name="Cambria" fo:font-size="10pt" fo:font-weight="bold" officeooo:rsid="001b98ec" officeooo:paragraph-rsid="001b98ec" style:font-size-asian="10pt" style:font-weight-asian="bold" style:font-size-complex="10pt" style:font-weight-complex="bold"/>
    </style:style>
    <style:style style:name="P72" style:family="paragraph" style:parent-style-name="Standard">
      <style:paragraph-properties fo:background-color="transparent">
        <style:background-image/>
      </style:paragraph-properties>
      <style:text-properties fo:color="#0000ff" style:font-name="Cambria" fo:font-size="10pt" fo:font-weight="bold" officeooo:rsid="001b98ec" officeooo:paragraph-rsid="0029e416" style:font-size-asian="10pt" style:font-weight-asian="bold" style:font-size-complex="10pt" style:font-weight-complex="bold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font-name="Cambria" fo:font-size="10pt" officeooo:rsid="001b98ec" officeooo:paragraph-rsid="0029e416" style:font-size-asian="10pt" style:font-size-complex="10pt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style:line-height-at-least="0.397cm" fo:text-indent="0cm" style:auto-text-indent="false"/>
      <style:text-properties fo:color="#000000" style:font-name="Consolas" fo:font-size="9pt" officeooo:rsid="001b98ec" officeooo:paragraph-rsid="001e1470" style:font-size-asian="9pt" style:font-size-complex="9pt"/>
    </style:style>
    <style:style style:name="P75" style:family="paragraph" style:parent-style-name="Table_20_Contents">
      <style:text-properties style:font-name="Cambria" fo:font-size="10pt" officeooo:rsid="002d4d25" officeooo:paragraph-rsid="002d4d2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ambria" fo:font-size="10pt" fo:font-weight="bold" officeooo:rsid="002d4d25" officeooo:paragraph-rsid="002d4d25" style:font-size-asian="10pt" style:font-weight-asian="bold" style:font-size-complex="10pt" style:font-weight-complex="bold"/>
    </style:style>
    <style:style style:name="P77" style:family="paragraph" style:parent-style-name="Standard" style:list-style-name="L9">
      <style:text-properties style:font-name="Cambria" officeooo:rsid="00294dba" officeooo:paragraph-rsid="00294dba"/>
    </style:style>
    <style:style style:name="P78" style:family="paragraph" style:parent-style-name="Standard">
      <style:text-properties style:font-name="Cambria" fo:font-weight="bold" officeooo:rsid="0029e416" officeooo:paragraph-rsid="0029e416" style:font-weight-asian="bold" style:font-weight-complex="bold"/>
    </style:style>
    <style:style style:name="P79" style:family="paragraph" style:parent-style-name="Standard">
      <style:text-properties style:font-name="Cambria" fo:font-size="12pt" fo:font-weight="bold" officeooo:rsid="0029e416" officeooo:paragraph-rsid="0029e416" style:font-size-asian="12pt" style:font-weight-asian="bold" style:font-size-complex="12pt" style:font-weight-complex="bold"/>
    </style:style>
    <style:style style:name="P80" style:family="paragraph" style:parent-style-name="Standard">
      <style:text-properties style:font-name="Cambria" fo:font-size="12pt" officeooo:rsid="0029f8bd" officeooo:paragraph-rsid="0029f8bd" style:font-size-asian="12pt" style:font-size-complex="12pt"/>
    </style:style>
    <style:style style:name="P81" style:family="paragraph" style:parent-style-name="Standard">
      <style:paragraph-properties>
        <style:tab-stops>
          <style:tab-stop style:position="3.995cm"/>
        </style:tab-stops>
      </style:paragraph-properties>
      <style:text-properties style:font-name="Cambria" fo:font-size="12pt" officeooo:rsid="0029f8bd" officeooo:paragraph-rsid="0029f8bd" style:font-size-asian="12pt" style:font-size-complex="12pt"/>
    </style:style>
    <style:style style:name="P82" style:family="paragraph" style:parent-style-name="Standard" style:list-style-name="L9">
      <style:text-properties style:font-name="Consolas" officeooo:rsid="00294dba" officeooo:paragraph-rsid="0029e416"/>
    </style:style>
    <style:style style:name="P83" style:family="paragraph" style:parent-style-name="Standard">
      <style:text-properties fo:color="#579d1c" style:font-name="Consolas" fo:font-size="9pt" officeooo:rsid="0029f8bd" officeooo:paragraph-rsid="0029f8bd" style:font-size-asian="9pt" style:font-size-complex="9pt"/>
    </style:style>
    <style:style style:name="P84" style:family="paragraph" style:parent-style-name="Standard">
      <style:text-properties fo:color="#0000ff" style:font-name="Consolas" fo:font-size="12pt" fo:font-weight="bold" officeooo:rsid="002be871" officeooo:paragraph-rsid="002be871" style:font-size-asian="12pt" style:font-weight-asian="bold" style:font-size-complex="12pt" style:font-weight-complex="bold"/>
    </style:style>
    <style:style style:name="P85" style:family="paragraph">
      <style:text-properties fo:color="#ff3333" style:font-name="Calibri" fo:font-size="10pt" style:font-size-asian="10pt" style:font-size-complex="10pt"/>
    </style:style>
    <style:style style:name="P86" style:family="paragraph">
      <style:paragraph-properties fo:margin-left="0cm" fo:margin-right="0cm" fo:margin-top="0cm" fo:margin-bottom="0cm" fo:line-height="100%" fo:text-indent="0cm"/>
    </style:style>
    <style:style style:name="P8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text-properties style:font-name="Calibri" fo:font-size="12pt"/>
    </style:style>
    <style:style style:name="P90" style:family="paragraph">
      <style:paragraph-properties fo:margin-left="0cm" fo:margin-right="0cm" fo:margin-top="0cm" fo:margin-bottom="0cm" fo:line-height="100%" fo:text-align="center" fo:text-indent="0cm"/>
    </style:style>
    <style:style style:name="P9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5165"/>
    </style:style>
    <style:style style:name="T2" style:family="text">
      <style:text-properties style:font-name="Consolas"/>
    </style:style>
    <style:style style:name="T3" style:family="text">
      <style:text-properties style:font-name="Consolas" officeooo:rsid="000b5165"/>
    </style:style>
    <style:style style:name="T4" style:family="text">
      <style:text-properties style:font-name="Consolas" fo:font-weight="bold" officeooo:rsid="000b5165" style:font-weight-asian="bold" style:font-weight-complex="bold"/>
    </style:style>
    <style:style style:name="T5" style:family="text">
      <style:text-properties style:font-name="Consolas" officeooo:rsid="00107712"/>
    </style:style>
    <style:style style:name="T6" style:family="text">
      <style:text-properties style:font-name="Consolas" fo:font-weight="normal" officeooo:rsid="001403b0" style:font-weight-asian="normal" style:font-weight-complex="normal"/>
    </style:style>
    <style:style style:name="T7" style:family="text">
      <style:text-properties style:font-name="Consolas" officeooo:rsid="001553a9"/>
    </style:style>
    <style:style style:name="T8" style:family="text">
      <style:text-properties style:font-name="Consolas" officeooo:rsid="0028e3dc"/>
    </style:style>
    <style:style style:name="T9" style:family="text">
      <style:text-properties style:font-name="Consolas" officeooo:rsid="001ff9b6"/>
    </style:style>
    <style:style style:name="T10" style:family="text">
      <style:text-properties style:font-name="Consolas" officeooo:rsid="0021b8eb"/>
    </style:style>
    <style:style style:name="T11" style:family="text">
      <style:text-properties style:font-name="Consolas" officeooo:rsid="0029663a"/>
    </style:style>
    <style:style style:name="T12" style:family="text">
      <style:text-properties style:font-name="Consolas" fo:font-size="12pt" officeooo:rsid="001ff9b6" style:font-size-asian="12pt" style:font-size-complex="12pt"/>
    </style:style>
    <style:style style:name="T13" style:family="text">
      <style:text-properties style:font-name="Consolas" fo:font-size="12pt" officeooo:rsid="0029e416" style:font-size-asian="12pt" style:font-size-complex="12pt"/>
    </style:style>
    <style:style style:name="T14" style:family="text">
      <style:text-properties style:font-name="Cambria" officeooo:rsid="001553a9"/>
    </style:style>
    <style:style style:name="T15" style:family="text">
      <style:text-properties style:font-name="Cambria" fo:font-weight="bold" officeooo:rsid="0017aef5" style:font-weight-asian="bold" style:font-weight-complex="bold"/>
    </style:style>
    <style:style style:name="T16" style:family="text">
      <style:text-properties officeooo:rsid="0010771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7712" style:font-weight-asian="bold" style:font-weight-complex="bold"/>
    </style:style>
    <style:style style:name="T19" style:family="text">
      <style:text-properties fo:font-weight="bold" officeooo:rsid="001ff9b6" style:font-weight-asian="bold" style:font-weight-complex="bold"/>
    </style:style>
    <style:style style:name="T20" style:family="text">
      <style:text-properties fo:font-weight="bold" officeooo:rsid="001e1470" style:font-weight-asian="bold" style:font-weight-complex="bold"/>
    </style:style>
    <style:style style:name="T21" style:family="text">
      <style:text-properties officeooo:rsid="0017aef5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officeooo:rsid="0017aef5"/>
    </style:style>
    <style:style style:name="T25" style:family="text">
      <style:text-properties fo:font-variant="normal" fo:text-transform="none" fo:color="#ff3333" style:font-name="Consolas" fo:letter-spacing="normal" fo:font-style="normal" fo:font-weight="bold" officeooo:rsid="0017aef5" style:font-weight-asian="bold" style:font-weight-complex="bold"/>
    </style:style>
    <style:style style:name="T26" style:family="text">
      <style:text-properties fo:font-variant="normal" fo:text-transform="none" fo:color="#ff3333" style:font-name="Consolas" fo:letter-spacing="normal" fo:font-style="normal" fo:font-weight="bold" officeooo:rsid="001ff9b6" style:font-weight-asian="bold" style:font-weight-complex="bold"/>
    </style:style>
    <style:style style:name="T27" style:family="text">
      <style:text-properties officeooo:rsid="001d46eb"/>
    </style:style>
    <style:style style:name="T28" style:family="text">
      <style:text-properties fo:color="#009900" style:font-name="Cambria" officeooo:rsid="001d46eb"/>
    </style:style>
    <style:style style:name="T29" style:family="text">
      <style:text-properties fo:color="#009900" style:font-name="Cambria1" officeooo:rsid="001d46eb" style:font-name-asian="Cambria1" style:font-name-complex="Cambria1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fo:color="#ff3333" fo:font-weight="bold" officeooo:rsid="0017aef5" style:font-weight-asian="bold" style:font-weight-complex="bold"/>
    </style:style>
    <style:style style:name="T32" style:family="text">
      <style:text-properties fo:color="#ff3333" style:font-name="Consolas" fo:font-weight="bold" officeooo:rsid="0016e006" style:font-weight-asian="bold" style:font-weight-complex="bold"/>
    </style:style>
    <style:style style:name="T33" style:family="text">
      <style:text-properties fo:color="#ff3333" style:font-name="Consolas" officeooo:rsid="001403b0"/>
    </style:style>
    <style:style style:name="T34" style:family="text">
      <style:text-properties officeooo:rsid="001e1470"/>
    </style:style>
    <style:style style:name="T35" style:family="text">
      <style:text-properties fo:color="#000000" style:font-name="Cambria" fo:font-weight="normal" officeooo:rsid="0016e006" style:font-weight-asian="normal" style:font-weight-complex="normal"/>
    </style:style>
    <style:style style:name="T36" style:family="text">
      <style:text-properties fo:color="#000000" style:font-name="Cambria" fo:font-weight="normal" officeooo:rsid="001e1470" style:font-weight-asian="normal" style:font-weight-complex="normal"/>
    </style:style>
    <style:style style:name="T37" style:family="text">
      <style:text-properties fo:color="#000000" style:font-name="Calibri" fo:font-weight="normal" style:font-weight-asian="normal" style:font-weight-complex="normal"/>
    </style:style>
    <style:style style:name="T38" style:family="text">
      <style:text-properties fo:color="#000000" style:font-name="Calibri" fo:font-weight="normal" officeooo:rsid="0029663a" style:font-weight-asian="normal" style:font-weight-complex="normal"/>
    </style:style>
    <style:style style:name="T39" style:family="text">
      <style:text-properties fo:color="#000000" style:font-name="Calibri" fo:font-weight="normal" officeooo:rsid="0029e416" style:font-weight-asian="normal" style:font-weight-complex="normal"/>
    </style:style>
    <style:style style:name="T40" style:family="text">
      <style:text-properties fo:font-size="10pt" officeooo:rsid="0029e416" style:font-size-asian="10pt" style:font-size-complex="10pt"/>
    </style:style>
    <style:style style:name="T41" style:family="text">
      <style:text-properties officeooo:rsid="0021b8eb"/>
    </style:style>
    <style:style style:name="T42" style:family="text">
      <style:text-properties officeooo:rsid="0021bc6c"/>
    </style:style>
    <style:style style:name="T43" style:family="text">
      <style:text-properties fo:font-style="normal" fo:font-weight="normal"/>
    </style:style>
    <style:style style:name="T44" style:family="text">
      <style:text-properties fo:font-style="normal" fo:font-weight="normal" officeooo:rsid="0017aef5"/>
    </style:style>
    <style:style style:name="T45" style:family="text">
      <style:text-properties fo:font-style="normal" fo:font-weight="normal" officeooo:rsid="001ff9b6"/>
    </style:style>
    <style:style style:name="T46" style:family="text">
      <style:text-properties officeooo:rsid="0024f16b"/>
    </style:style>
    <style:style style:name="T47" style:family="text">
      <style:text-properties officeooo:rsid="002750a5"/>
    </style:style>
    <style:style style:name="T48" style:family="text">
      <style:text-properties officeooo:rsid="00294dba"/>
    </style:style>
    <style:style style:name="T49" style:family="text">
      <style:text-properties officeooo:rsid="0029663a"/>
    </style:style>
    <style:style style:name="T50" style:family="text">
      <style:text-properties fo:color="#0000ff" fo:font-weight="bold" style:font-weight-asian="bold" style:font-weight-complex="bold"/>
    </style:style>
    <style:style style:name="T51" style:family="text">
      <style:text-properties fo:color="#0000ff" style:font-name="Consolas" fo:font-weight="bold" style:font-weight-asian="bold" style:font-weight-complex="bold"/>
    </style:style>
    <style:style style:name="T52" style:family="text">
      <style:text-properties style:font-name="Calibri" officeooo:rsid="0029e416"/>
    </style:style>
    <style:style style:name="T53" style:family="text">
      <style:text-properties style:font-name="Calibri" fo:font-size="12pt" officeooo:rsid="0029e416" style:font-size-asian="12pt" style:font-size-complex="12pt"/>
    </style:style>
    <style:style style:name="T54" style:family="text">
      <style:text-properties officeooo:rsid="0029e416"/>
    </style:style>
    <style:style style:name="T55" style:family="text">
      <style:text-properties fo:color="#579d1c" style:font-name="Calibri" fo:font-weight="normal" officeooo:rsid="0029e416" style:font-weight-asian="normal" style:font-weight-complex="normal"/>
    </style:style>
    <style:style style:name="T56" style:family="text">
      <style:text-properties fo:color="#579d1c" style:font-name="Calibri" fo:font-weight="normal" officeooo:rsid="0029663a" style:font-weight-asian="normal" style:font-weight-complex="normal"/>
    </style:style>
    <style:style style:name="T57" style:family="text">
      <style:text-properties fo:font-size="12pt" officeooo:rsid="0029e416" style:font-size-asian="12pt" style:font-size-complex="12pt"/>
    </style:style>
    <style:style style:name="T58" style:family="text">
      <style:text-properties officeooo:rsid="002be871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officeooo:rsid="002d4d25"/>
    </style:style>
    <style:style style:name="T61" style:family="text">
      <style:text-properties style:text-position="sub 58%"/>
    </style:style>
    <style:style style:name="T62" style:family="text">
      <style:text-properties officeooo:rsid="002f8998"/>
    </style:style>
    <style:style style:name="T63" style:family="text">
      <style:text-properties fo:font-size="11pt" officeooo:rsid="002f8998" style:font-size-asian="11pt" style:font-size-complex="11pt"/>
    </style:style>
    <style:style style:name="T64" style:family="text">
      <style:text-properties fo:color="#ff3333" style:font-name="Calibri" fo:font-size="10pt" style:font-size-asian="10pt" style:font-size-complex="10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Calibri" fo:font-size="12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1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1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 style:list-style-name="L12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 style:list-style-name="L13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 style:list-style-name="L14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 style:list-style-name="L15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 style:list-style-name="L16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 style:list-style-name="L17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 style:list-style-name="L18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 style:list-style-name="L19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 style:list-style-name="L20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" style:family="graphic" style:list-style-name="L21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 style:list-style-name="L22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 style:list-style-name="L23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center" draw:textarea-vertical-align="middle" draw:auto-grow-height="false" fo:min-height="0.75cm" fo:min-width="0.499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gitale Messdatenerfassung mit TP-Link WR703N, OneWire und webspace</text:p>
      <text:p text:style-name="P22">2013/11/23 – 2015/01/03</text:p>
      <text:p text:style-name="P10">Benötigte Hardware: </text:p>
      <text:list xml:id="list7141672978920451351" text:style-name="L9">
        <text:list-item>
          <text:p text:style-name="P77">Router TP-Link TL-WR703N (amazon.de 22,80€, ebay 26,10€), Doku: <text:a xlink:type="simple" xlink:href="http://wiki.openwrt.org/toh/tp-link/tl-wr703n">OpenWRT</text:a> </text:p>
        </text:list-item>
        <text:list-item>
          <text:p text:style-name="P77">OneWire-USB-Dongle DS9490R# (fuchs-shop.com 18,90€) DS2490 , <text:span text:style-name="T49">alternative Adapter mit DS2480 sollten auch funktionieren</text:span></text:p>
        </text:list-item>
        <text:list-item>
          <text:p text:style-name="P77">Temperatursensor 1Wire DS18S20 / DS18B20 (ebay 11,69€ für 10 Stück) <text:span text:style-name="T49">B erlaubt 9 (94ms 0,5°C) bis 12 bit (750ms 0,0625°C) Temperaturauflösung</text:span></text:p>
        </text:list-item>
      </text:list>
      <text:p text:style-name="P21"/>
      <text:p text:style-name="P10">Software</text:p>
      <text:p text:style-name="P5">Neuestes Build von OpenWrt auf den WR703N flashen.</text:p>
      <text:p text:style-name="P27">(z.B. attitude adjustment r33212 mit kernel 3.3.8 von 2012-08-21)</text:p>
      <text:p text:style-name="P28"/>
      <text:p text:style-name="P1"><text:span text:style-name="T1">Am LANport ist jetzt </text:span><text:span text:style-name="T3">192.168.1.1,</text:span><text:span text:style-name="T1"> dorthin mit </text:span><text:span text:style-name="T3">telnet</text:span><text:span text:style-name="T1"> connecten.</text:span></text:p>
      <text:p text:style-name="P1"><text:span text:style-name="T3">passwd</text:span><text:span text:style-name="T1"> eingeben und damit das rootpasswort ändern.</text:span></text:p>
      <text:p text:style-name="P1"><text:span text:style-name="T1">Neue Verbindung auf </text:span><text:span text:style-name="T3">192.168.1.1</text:span><text:span text:style-name="T1"> über </text:span><text:span text:style-name="T3">ssh</text:span></text:p>
      <text:p text:style-name="P1"><text:span text:style-name="T1">Ändern der IP in </text:span><text:span text:style-name="T3">/etc/config/network</text:span></text:p>
      <text:p text:style-name="P16"/>
      <text:p text:style-name="P7">Einrichten als Client im WLAN:</text:p>
      <text:p text:style-name="P11">LAN-Kabel anschließen</text:p>
      <text:p text:style-name="P11">IP ist jetzt 192.168.1.2</text:p>
      <text:p text:style-name="P2"><text:span text:style-name="T16">Connect per putty als ssh mit </text:span><text:span text:style-name="T5">root</text:span><text:span text:style-name="T16"> und </text:span><text:span text:style-name="T5">passwort</text:span></text:p>
      <text:p text:style-name="P2"><text:span text:style-name="T16">WLAN-Einstellungen unter: </text:span><text:span text:style-name="T5">/etc/config/wireless<text:tab/><text:tab/></text:span><text:span text:style-name="T8">[IP von dhcp]</text:span></text:p>
      <text:p text:style-name="P45"/>
      <text:p text:style-name="P4"><text:span text:style-name="T18">Pakete nachinstallieren:</text:span><text:span text:style-name="T16"> opkg</text:span></text:p>
      <text:p text:style-name="P17"/>
      <text:p text:style-name="P15"><text:span text:style-name="T1">Einrichten von </text:span><text:span text:style-name="T4">OWFS</text:span><text:span text:style-name="T1">:</text:span></text:p>
      <text:p text:style-name="P17"/>
      <text:p text:style-name="P67"># opkg update</text:p>
      <text:p text:style-name="P67"># opkg install owfs</text:p>
      <text:p text:style-name="P46"/>
      <text:p text:style-name="P34">Ordner:</text:p>
      <text:p text:style-name="P3"><text:span text:style-name="T7">/tmp/1wire/<text:tab/></text:span><text:span text:style-name="T14">Das owfs mountet alle 1wire-Devices in dieses Verzeichnis</text:span></text:p>
      <text:p text:style-name="P3"><text:span text:style-name="T7">/tmp/owdata/<text:tab/></text:span><text:span text:style-name="T14">Hierher werden alle Messdaten geschrieben</text:span></text:p>
      <text:p text:style-name="P18"/>
      <text:p text:style-name="P8"><text:span text:style-name="T16">Gespeicherte Scripte (auf NVRAM): </text:span><text:span text:style-name="T33">/usr/1wire/</text:span><text:span text:style-name="T6"><text:tab/></text:span><text:span text:style-name="T28">Inhalt weiter unten</text:span><text:span text:style-name="T29">↓</text:span></text:p>
      <text:p text:style-name="P13"><text:span text:style-name="T30">startowfs</text:span><text:tab/>- erstellt Dateiordner /tmp/1wire und startet owfs zu diesem Verzeichnis</text:p>
      <text:p text:style-name="P13"><text:span text:style-name="T30">tempscript<text:tab/></text:span>- schreibt Temperaturdaden in /tmp/owdata/$datum.log</text:p>
      <text:p text:style-name="P13"><text:span text:style-name="T30">uploadscript</text:span> <text:tab/>- erstellt /tmp/owdata/data.js mit Temperaturdaten und staret upload wput</text:p>
      <text:p text:style-name="P12"><text:tab/><text:tab/> <text:s/><text:tab/> nach hofkoh.saiht.de</text:p>
      <text:p text:style-name="P12"/>
      <text:p text:style-name="P14"><text:span text:style-name="T17">cron</text:span>: <text:span text:style-name="T34">Eintrag erfolgt in </text:span><text:span text:style-name="T32">/etc/crontabs/root</text:span><text:span text:style-name="T35">, </text:span><text:span text:style-name="T36">die Einträge bedeuten:</text:span></text:p>
      <text:p text:style-name="P14">cron ruft alle 10 Minuten das Script auf /usr/1wire/tempscript</text:p>
      <text:p text:style-name="P14">cron ruft <text:span text:style-name="T46">in der ersten Minute jeder Stunde</text:span> das Script auf /usr/1wire/uploadscript</text:p>
      <text:p text:style-name="P20">cron ruft 2 Minuten vor <text:span text:style-name="T47">jeder Stunde</text:span> das /uploadday Script auf, ist upload der heutigen Daten</text:p>
      <text:p text:style-name="P35"/>
      <text:p text:style-name="P44"><text:span text:style-name="T15">automatischer Start durch Eintrag:</text:span><text:span text:style-name="T21"> </text:span><text:span text:style-name="T31">/etc/init.d/S60cron</text:span></text:p>
      <text:p text:style-name="P60"/>
      <text:p text:style-name="P52"><text:span text:style-name="T24">Ab und zu gibt es einen Stromausfall. Dann sind alle Daten in /tmp gelöscht. Auch das Dateisystem ist nicht automatisch gemountet. Daher muss ein Startscript direkt nach dem Stromausfall ausgeführt werden: </text:span><text:span text:style-name="T25">/etc/init.d/</text:span><text:span text:style-name="T26">example</text:span></text:p>
      <text:p text:style-name="P65"/>
      <text:p text:style-name="P65"/>
      <text:p text:style-name="P65"/>
      <text:p text:style-name="P68"><text:soft-page-break/>Beispielconfig auf <text:s/>/etc/config/wireless</text:p>
      <text:p text:style-name="P49">config wifi-device 'radio0'</text:p>
      <text:p text:style-name="P49"><text:s text:c="8"/>option type 'mac80211'</text:p>
      <text:p text:style-name="P49"><text:s text:c="8"/>option channel '11'</text:p>
      <text:p text:style-name="P49"><text:s text:c="8"/>option macaddr 'ec:17:2f:9d:a0:c0'</text:p>
      <text:p text:style-name="P49"><text:s text:c="8"/>option hwmode '11ng'</text:p>
      <text:p text:style-name="P49"><text:s text:c="8"/>option htmode 'HT20'</text:p>
      <text:p text:style-name="P49"><text:s text:c="8"/>list ht_capab 'SHORT-GI-20'</text:p>
      <text:p text:style-name="P49"><text:s text:c="8"/>list ht_capab 'SHORT-GI-40'</text:p>
      <text:p text:style-name="P49"><text:s text:c="8"/>list ht_capab 'RX-STBC1'</text:p>
      <text:p text:style-name="P49"><text:s text:c="8"/>list ht_capab 'DSSS_CCK-40'</text:p>
      <text:p text:style-name="P49"/>
      <text:p text:style-name="P49">config wifi-iface</text:p>
      <text:p text:style-name="P49"><text:s text:c="8"/>option device 'radio0'</text:p>
      <text:p text:style-name="P49"><text:s text:c="8"/>option network 'wan'</text:p>
      <text:p text:style-name="P49"><text:s text:c="8"/>option ssid 'Hofkoh5<text:span text:style-name="T27">e</text:span>'</text:p>
      <text:p text:style-name="P49"><text:s text:c="8"/>option encryption 'psk2'</text:p>
      <text:p text:style-name="P49"><text:s text:c="8"/>option mode 'sta'</text:p>
      <text:p text:style-name="P49"><text:s text:c="8"/>option key '<text:span text:style-name="T27">Hofkoh5e</text:span>'</text:p>
      <text:p text:style-name="P36"/>
      <text:p text:style-name="P69"><text:span text:style-name="T17">Beispiel </text:span><text:span text:style-name="T20">für die crontab in </text:span><text:span text:style-name="T17">/etc/c</text:span><text:span text:style-name="T20">rontabs/root</text:span></text:p>
      <text:p text:style-name="P53">*/10 * * * * sh /usr/1wire/tempscript<text:tab/><text:span text:style-name="T55">Aufruf alle 10 Minuten</text:span></text:p>
      <text:p text:style-name="P54">1 <text:s text:c="3"/>* * * * sh /usr/1wire/upload<text:span text:style-name="T42">s</text:span>cript<text:tab/><text:span text:style-name="T55">Aufruf erste Minute jede Stunde</text:span></text:p>
      <text:p text:style-name="P55">58 <text:s text:c="2"/>* * * * sh /usr/1wire/uploadday<text:tab/><text:span text:style-name="T55">Aufruf 58ste Minute jede Stunde</text:span></text:p>
      <text:p text:style-name="P29"/>
      <text:p text:style-name="P69"><text:span text:style-name="T19">cron-Daemon starten durch </text:span><text:span text:style-name="T17">/etc/</text:span><text:span text:style-name="T19">init.d/S60c</text:span><text:span text:style-name="T20">ro</text:span><text:span text:style-name="T19">n</text:span></text:p>
      <text:p text:style-name="P61">#!/bin/sh</text:p>
      <text:p text:style-name="P63"><text:span text:style-name="T44"># </text:span><text:span text:style-name="T43">start crond</text:span></text:p>
      <text:p text:style-name="P74"><text:span text:style-name="T22"><text:s/></text:span><text:span text:style-name="T23">/usr/sbin/crond -c /etc/crontabs</text:span></text:p>
      <text:p text:style-name="P23"/>
      <text:p text:style-name="P70"><text:span text:style-name="T19">cron-Daemon starten durch </text:span><text:span text:style-name="T17">/etc/</text:span><text:span text:style-name="T19">init.d/example</text:span></text:p>
      <text:p text:style-name="P64"><text:span text:style-name="T44">#!/bin/sh /</text:span><text:span text:style-name="T45">etc/rc.common</text:span></text:p>
      <text:p text:style-name="P62">START=11</text:p>
      <text:p text:style-name="P62">STOP=15</text:p>
      <text:p text:style-name="P62">start() {</text:p>
      <text:p text:style-name="P62"><text:tab/>echo start</text:p>
      <text:p text:style-name="P62">}</text:p>
      <text:p text:style-name="P62">stop() {</text:p>
      <text:p text:style-name="P62"><text:tab/>echo stop</text:p>
      <text:p text:style-name="P62">}</text:p>
      <text:p text:style-name="P62">boot() {</text:p>
      <text:p text:style-name="P62"><text:tab/>sh /usr/1wire/startowfs</text:p>
      <text:p text:style-name="P62">}</text:p>
      <text:p text:style-name="P66"/>
      <text:p text:style-name="P71">/usr/1wire/startowfs</text:p>
      <text:p text:style-name="P37">#!/bin/bash</text:p>
      <text:p text:style-name="P37">if [ ! -d /tmp/1wire ]; then</text:p>
      <text:p text:style-name="P37"><text:tab/>mkdir /tmp/1wire</text:p>
      <text:p text:style-name="P37">fi</text:p>
      <text:p text:style-name="P37">owfs –allow_other -u /tmp/1wire</text:p>
      <text:p text:style-name="P37">mkdir /tmp/owdata</text:p>
      <text:p text:style-name="P24"/>
      <text:p text:style-name="P72">/usr/1wire/tempscript<text:span text:style-name="T38"> – </text:span><text:span text:style-name="T55">Temperaturmessung wird im Logfile geschrieben, alle 10 Minuten</text:span></text:p>
      <text:p text:style-name="P37"><draw:frame text:anchor-type="paragraph" draw:z-index="0" draw:style-name="gr1" draw:text-style-name="P85" svg:width="5.372cm" svg:height="3.043cm" svg:x="12.681cm" svg:y="0.344cm"><draw:text-box><text:p><text:span text:style-name="T64">Hier fehlt noch eine Abfrage, wenn ./temperature einen leeren Wert oder nach dem Booten +85 liefert</text:span></text:p></draw:text-box></draw:frame>#!/bin/bash</text:p>
      <text:p text:style-name="P39">datum=$(date +%Y%m%d)</text:p>
      <text:p text:style-name="P39">logfile=/tmp/owdata/$datum.log</text:p>
      <text:p text:style-name="P39">if [ ! -f /tmp/owdata/$datum.log ]</text:p>
      <text:p text:style-name="P39">then</text:p>
      <text:p text:style-name="P39"><text:tab/>echo -e "YYYMMDD HH:MM measured temperature" &gt;&gt; $logfile</text:p>
      <text:p text:style-name="P39">fi</text:p>
      <text:p text:style-name="P39"/>
      <text:p text:style-name="P39">messwert=$(date +%Y%m%d)" "$(date +%R)" "</text:p>
      <text:p text:style-name="P39">messwert=$messwert$(cat /tmp/1wire/28.09390E020000/temperature)</text:p>
      <text:p text:style-name="P39"/>
      <text:p text:style-name="P39">echo -e $messwert &gt;&gt; $logfile</text:p>
      <text:p text:style-name="P73"><text:soft-page-break/><text:span text:style-name="T50">/usr/1wire/upload</text:span><text:span text:style-name="T39"> –</text:span><text:span text:style-name="T37"> <text:s/></text:span><text:span text:style-name="T56">Messdaten </text:span><text:span text:style-name="T55">hochladen – Aufruf mit uploadday</text:span></text:p>
      <text:p text:style-name="P41">#!/bin/bash</text:p>
      <text:p text:style-name="P41">if [ -f /tmp/owdata/<text:span text:style-name="T41">$1</text:span> ]</text:p>
      <text:p text:style-name="P41">then</text:p>
      <text:p text:style-name="P56"><text:span text:style-name="T9"><text:tab/>wput -u /tmp/owdata/</text:span><text:span text:style-name="T10">$1</text:span><text:span text:style-name="T9"> ftp://ftp</text:span><text:span text:style-name="T11">user0815</text:span><text:span text:style-name="T9">:</text:span><text:span text:style-name="T11">Mf4jsZ7fb8d)m-T</text:span><text:span text:style-name="T9">2@</text:span><text:span text:style-name="T11">hofkoh</text:span><text:span text:style-name="T9">.de/data/</text:span><text:span text:style-name="T10">$1</text:span></text:p>
      <text:p text:style-name="P26"><text:span text:style-name="T9">f</text:span><text:span text:style-name="T2">i</text:span></text:p>
      <text:p text:style-name="P25"/>
      <text:p text:style-name="P72">/usr/1wire/uploadscript <text:span text:style-name="T37">– </text:span><text:span text:style-name="T56">Messdaten des aktuellen </text:span><text:span text:style-name="T55">Zeitpunktes werden </text:span><text:span text:style-name="T56">hochgeladen, zu jeder </text:span><text:span text:style-name="T55">er</text:span><text:span text:style-name="T56">sten Minute</text:span></text:p>
      <text:p text:style-name="P48">#!/bin/bash</text:p>
      <text:p text:style-name="P48">if [ -f /tmp/owdata/data.js ]</text:p>
      <text:p text:style-name="P48">then</text:p>
      <text:p text:style-name="P48"><text:s text:c="8"/>rm /tmp/owdata/data.js</text:p>
      <text:p text:style-name="P48">fi</text:p>
      <text:p text:style-name="P48"/>
      <text:p text:style-name="P48">up='uptime_now="'$(uptime)'";'</text:p>
      <text:p text:style-name="P48">echo $up &gt;&gt; /tmp/owdata/data.js</text:p>
      <text:p text:style-name="P48">tempe='temperatur="'$(date +%Y%m%d)" "$(date +%R)" "$(cat /tmp/1wire/28.09390E020000/temperature)'";'</text:p>
      <text:p text:style-name="P48">echo -e $tempe &gt;&gt; /tmp/owdata/data.js</text:p>
      <text:p text:style-name="P48">wlan='wlan="'`iwconfig wlan0 | grep 'Link Quality'`'";'</text:p>
      <text:p text:style-name="P48">echo -e $wlan &gt;&gt; /tmp/owdata/data.js</text:p>
      <text:p text:style-name="P48"/>
      <text:p text:style-name="P47">wput -u /tmp/owdata/data.js ftp://ftp<text:span text:style-name="T49">user0815</text:span>:<text:span text:style-name="T49">Mf4jsZ7fb8d)m-T</text:span>2@<text:span text:style-name="T49">hofkoh</text:span>.de/data.js</text:p>
      <text:p text:style-name="P19"/>
      <text:p text:style-name="P71">/usr/1wire/uploadday <text:span text:style-name="T37">– </text:span><text:span text:style-name="T56">Messdaten des aktuellen Tages werden hochgeladen, zu jeder 58sten Minute</text:span></text:p>
      <text:p text:style-name="P38">#!/bin/bash</text:p>
      <text:p text:style-name="P40">datum=$(date +%Y%m%d)</text:p>
      <text:p text:style-name="P42"><text:span text:style-name="T42">sh /usr/1wire/</text:span>upload <text:span text:style-name="T27">$datum.log</text:span></text:p>
      <text:p text:style-name="P42"/>
      <text:p text:style-name="P42"/>
      <text:p text:style-name="P78">Auswertung auf der Webseite mit JavaScript</text:p>
      <text:p text:style-name="P6"/>
      <text:p text:style-name="P30">ausgewertete Dateien:</text:p>
      <text:list xml:id="list200534112156092" text:continue-numbering="true" text:style-name="L9">
        <text:list-item>
          <text:p text:style-name="P82">/<text:span text:style-name="T54">data/JJJJMMTT.log </text:span><text:span text:style-name="T52">mit Einträgen <text:s/></text:span><text:span text:style-name="T40">JJJJMMTT HH:MM Temperatur</text:span><text:span text:style-name="T54"> alle 10 Minuten</text:span></text:p>
        </text:list-item>
        <text:list-item>
          <text:p text:style-name="P82">/<text:span text:style-name="T57">data.js </text:span><text:span text:style-name="T53">mit Einträgen für die Variablen </text:span><text:span text:style-name="T12">uptime_now, </text:span><text:span text:style-name="T13">tempe </text:span><text:span text:style-name="T53">und</text:span><text:span text:style-name="T13"> wlan</text:span></text:p>
        </text:list-item>
      </text:list>
      <text:p text:style-name="P51"/>
      <text:p text:style-name="P57">&lt;!DOCTYPE HTML PUBLIC "-//W3C//DTD HTML 4.01//EN" "http://www.w3.org/TR/html4/strict.dtd"&gt;</text:p>
      <text:p text:style-name="P57">&lt;html&gt;</text:p>
      <text:p text:style-name="P57"><text:s/>&lt;head&gt;</text:p>
      <text:p text:style-name="P57"><text:tab/>&lt;meta http-equiv="content-type" content="text/html; charset=utf-8"&gt;</text:p>
      <text:p text:style-name="P57"><text:tab/>&lt;meta name="viewport" content="width=device-width; initial-scale=1.0;" /&gt;</text:p>
      <text:p text:style-name="P57"/>
      <text:p text:style-name="P57"><text:tab/>&lt;link rel="stylesheet" type="text/css" href="style.css"&gt;</text:p>
      <text:p text:style-name="P57"/>
      <text:p text:style-name="P57"><text:tab/>&lt;script type="text/javascript" src="data.js"&gt;&lt;/script&gt; &lt;!-- <text:span text:style-name="T58">D</text:span>aten der letzten Stunde <text:span text:style-name="T58">in Variablen </text:span>--&gt;</text:p>
      <text:p text:style-name="P57"><text:tab/>&lt;script type="text/javascript" src="jquery-1.4.1.min.js"&gt;&lt;/script&gt;&lt;!-- um Datei <text:span text:style-name="T58">laden zu können </text:span>--&gt;</text:p>
      <text:p text:style-name="P57"><text:s/><text:tab/>&lt;script type="text/javascript" src="https://www.google.com/jsapi"&gt;&lt;/script&gt;&lt;!-- für graph/charts --&gt;</text:p>
      <text:p text:style-name="P57"><text:tab/>&lt;script type="text/javascript" src="tempdata.js"&gt;&lt;/script&gt;&lt;!-- nur vorübergehend!--&gt;<text:tab/></text:p>
      <text:p text:style-name="P57"><text:tab/>&lt;script type="text/javascript" src="dynamic.js"&gt;&lt;/script&gt;&lt;!-- Visualisierung,<text:span text:style-name="T58"> Aktualisierung Daten</text:span>--&gt;<text:tab/></text:p>
      <text:p text:style-name="P57"><text:s/>&lt;/head&gt;</text:p>
      <text:p text:style-name="P58"><text:s/>&lt;body&gt;</text:p>
      <text:p text:style-name="P58"><text:s text:c="2"/>&lt;p&gt;Datum und Zeit: &lt;span id="tempea"&gt;[script loading]&lt;/span&gt;&lt;/p&gt;</text:p>
      <text:p text:style-name="P58"><text:s text:c="2"/>&lt;p&gt;Temperatur:&lt;/p&gt;</text:p>
      <text:p text:style-name="P58"><text:s text:c="2"/>&lt;p style="text-align:center;"&gt;</text:p>
      <text:p text:style-name="P58"><text:s text:c="4"/>&lt;span style=<text:span text:style-name="T59">"text-align:center; margin:10px; padding:10px; font-size: x-large; background:lightgreen;"</text:span>&gt;</text:p>
      <text:p text:style-name="P59"><text:s text:c="6"/>&lt;span id="tempeb"&gt;10&lt;/span&gt; °C</text:p>
      <text:p text:style-name="P59"><text:s text:c="4"/>&lt;/span&gt;</text:p>
      <text:p text:style-name="P59"><text:s text:c="2"/>&lt;/p&gt;</text:p>
      <text:p text:style-name="P58"><text:s text:c="2"/>&lt;p&gt;&lt;span id="uptime"&gt;0d 00:00:01&lt;/span&gt;&lt;/p&gt;</text:p>
      <text:p text:style-name="P58"><text:s text:c="2"/>&lt;p&gt;&lt;span id="wlan"&gt;00/00&lt;/span&gt;</text:p>
      <text:p text:style-name="P58"><text:s text:c="2"/>&lt;span style="float:right;"&gt;&lt;a href="info.pdf"&gt;Information&lt;/a&gt;&lt;/span&gt;&lt;/p&gt;</text:p>
      <text:p text:style-name="P58"/>
      <text:p text:style-name="P58"><text:s text:c="2"/>&lt;div id="chart_div" style="width: 100%; height: 500px;"&gt;&lt;/div&gt;</text:p>
      <text:p text:style-name="P58"/>
      <text:p text:style-name="P58"><text:s text:c="2"/>&lt;p&gt;heute:&lt;pre style="margin:10px;"&gt;&lt;span id="heute"&gt;<text:span text:style-name="T58">text wird ersetzt</text:span>&lt;/span&gt;&lt;/pre&gt;&lt;/p&gt;</text:p>
      <text:p text:style-name="P58"><text:s text:c="2"/>&lt;p&gt;gestern:&lt;pre style="margin:10px;"&gt;&lt;span id="gestern"&gt;<text:span text:style-name="T58">text wird ersetzt</text:span>&lt;/span&gt;&lt;/pre&gt;&lt;/p&gt;</text:p>
      <text:p text:style-name="P58"><text:s text:c="2"/>&lt;div id="Fuss"&gt;&lt;small&gt;&lt;a name="bottom"&gt;© 2009-2015&lt;/a&gt; Matthias Kreier&lt;/small&gt;&lt;/div&gt;</text:p>
      <text:p text:style-name="P59"><text:s/>&lt;/body&gt;</text:p>
      <text:p text:style-name="P59">&lt;/html&gt;</text:p>
      <text:p text:style-name="P33"><text:soft-page-break/>Beispiel <text:span text:style-name="T51">/dynamic.js</text:span></text:p>
      <text:p text:style-name="P84"/>
      <text:p text:style-name="P50">google.load("visualization", "1", {packages:["corechart"]});</text:p>
      <text:p text:style-name="P50"><text:tab/>$(document).ready(function() {</text:p>
      <text:p text:style-name="P50"><text:tab/>// Daten aus der data.js einfügen</text:p>
      <text:p text:style-name="P50"><text:tab/>document.getElementById("tempea").firstChild.nodeValue = temperatur.slice(0,14);</text:p>
      <text:p text:style-name="P50"><text:tab/>document.getElementById("tempeb").firstChild.nodeValue = temperatur.slice(15);</text:p>
      <text:p text:style-name="P50"><text:tab/>document.getElementById("uptime").firstChild.nodeValue = uptime_now;</text:p>
      <text:p text:style-name="P50"><text:tab/>document.getElementById("wlan").firstChild.nodeValue = wlan;</text:p>
      <text:p text:style-name="P50"/>
      <text:p text:style-name="P50"><text:tab/>// Datenarray data erstellen und mit Daten füllen</text:p>
      <text:p text:style-name="P50"><text:tab/>var data = new google.visualization.DataTable();</text:p>
      <text:p text:style-name="P50"><text:tab/>data.addColumn('string','Uhrzeit');</text:p>
      <text:p text:style-name="P50"><text:tab/>data.addColumn('number', 'heute');</text:p>
      <text:p text:style-name="P50"><text:tab/>data.addColumn('number', 'gestern');</text:p>
      <text:p text:style-name="P50"><text:tab/>data.addRows(144);</text:p>
      <text:p text:style-name="P50"/>
      <text:p text:style-name="P50"><text:tab/>// heute laden</text:p>
      <text:p text:style-name="P50"><text:tab/>var jetzt = new Date(); </text:p>
      <text:p text:style-name="P50"><text:tab/>var dh = String(jetzt.getFullYear()); </text:p>
      <text:p text:style-name="P50"><text:tab/>if (parseInt(jetzt.getMonth()+1,10) &lt; 10) {</text:p>
      <text:p text:style-name="P50"><text:tab/><text:tab/>dh = dh + "0" + String(jetzt.getMonth()+1) </text:p>
      <text:p text:style-name="P50"><text:tab/>} else {</text:p>
      <text:p text:style-name="P50"><text:tab/><text:tab/>dh = dh + String(jetzt.getMonth()+1) </text:p>
      <text:p text:style-name="P50"><text:tab/>}</text:p>
      <text:p text:style-name="P50"><text:tab/>if (parseInt(jetzt.getDate(),10) &lt; 10) {</text:p>
      <text:p text:style-name="P50"><text:tab/><text:tab/>dh = dh + "0" + String(jetzt.getDate());</text:p>
      <text:p text:style-name="P50"><text:tab/>} else {</text:p>
      <text:p text:style-name="P50"><draw:frame text:anchor-type="paragraph" draw:z-index="1" draw:style-name="gr1" draw:text-style-name="P85" svg:width="5.372cm" svg:height="3.043cm" svg:x="12.442cm" svg:y="0.049cm"><draw:text-box><text:p><text:span text:style-name="T64">Nach dem regulärem Ausdruck /\n/g, “ “ ist die Unterscheidung leerer Zeilen bzw. Fehlender Temperaturwerte entfallen – somit verschieben sich Datum, Uhrzeit und Temperatur um einen Wert – liefert Temperaturen von 18000000 °C</text:span></text:p></draw:text-box></draw:frame><text:tab/><text:tab/>dh = dh + String(jetzt.getDate());</text:p>
      <text:p text:style-name="P50"><text:tab/>}<text:tab/><text:tab/></text:p>
      <text:p text:style-name="P50"><text:tab/>var datei = "data/" + dh + ".log"; //Dateiname ist YYYYMMDD.log</text:p>
      <text:p text:style-name="P50"><text:tab/>$('#heute').load(datei); // pre mit Messdaten von heute füllen</text:p>
      <text:p text:style-name="P50"><text:tab/>$.get( datei, function( hdata ) {</text:p>
      <text:p text:style-name="P50"><text:tab/><text:tab/>hdata=hdata.replace(/\n/g, " ");</text:p>
      <text:p text:style-name="P50"><text:tab/><text:tab/>var harray = hdata.split(" ");</text:p>
      <text:p text:style-name="P50"><text:tab/><text:tab/>var messende = (harray.length+1)/3 - 3 //- 6</text:p>
      <text:p text:style-name="P50"><text:tab/><text:tab/>for (var i = 0; i &lt; messende ; ++i)</text:p>
      <text:p text:style-name="P50"><text:tab/><text:tab/><text:tab/>data.setValue(i, 1, parseFloat(harray[i*3+6])); // Temperatur heute</text:p>
      <text:p text:style-name="P50"><text:tab/>});<text:tab/><text:tab/></text:p>
      <text:p text:style-name="P50"><text:tab/><text:tab/></text:p>
      <text:p text:style-name="P50"><text:tab/>// Datum auf gestern setzen</text:p>
      <text:p text:style-name="P50"><text:tab/>jetzt.setDate(jetzt.getDate() - 1);</text:p>
      <text:p text:style-name="P50"><text:tab/>var dh = String(jetzt.getFullYear()); </text:p>
      <text:p text:style-name="P50"><text:tab/>if (parseInt(jetzt.getMonth()+1,10) &lt; 10) {</text:p>
      <text:p text:style-name="P50"><text:tab/><text:tab/>dh = dh + "0" + String(jetzt.getMonth()+1) </text:p>
      <text:p text:style-name="P50"><text:tab/>} else {</text:p>
      <text:p text:style-name="P50"><text:tab/><text:tab/>dh = dh + String(jetzt.getMonth()+1) </text:p>
      <text:p text:style-name="P50"><text:tab/>}</text:p>
      <text:p text:style-name="P50"><text:tab/>if (parseInt(jetzt.getDate(),10) &lt; 10) {</text:p>
      <text:p text:style-name="P50"><text:tab/><text:tab/>dh = dh + "0" + String(jetzt.getDate());</text:p>
      <text:p text:style-name="P50"><text:tab/>} else {</text:p>
      <text:p text:style-name="P50"><text:tab/><text:tab/>dh = dh + String(jetzt.getDate());</text:p>
      <text:p text:style-name="P50"><text:tab/>}<text:tab/><text:tab/></text:p>
      <text:p text:style-name="P50"><text:tab/>datei = "data/" + dh + ".log"; // jetzt entspricht Dateinamen gestern</text:p>
      <text:p text:style-name="P50"><text:tab/>$('#gestern').load(datei); // pre mit Messdaten von gestern f<text:span text:style-name="T60">ü</text:span>llen</text:p>
      <text:p text:style-name="P50"><text:tab/>$.get( datei, function( gdata ) {</text:p>
      <text:p text:style-name="P50"><text:tab/><text:tab/>gdata=gdata.replace(/\n/g, " ");</text:p>
      <text:p text:style-name="P50"><text:tab/><text:tab/>var garray = gdata.split(" ");</text:p>
      <text:p text:style-name="P50"><text:tab/><text:tab/>for (var i = 0; i &lt; 144 ; ++i) {</text:p>
      <text:p text:style-name="P50"><text:tab/><text:tab/><text:tab/>data.setValue(i, 0, String(garray[i*3+5])); // Uhrzeit</text:p>
      <text:p text:style-name="P50"><text:tab/><text:tab/><text:tab/>data.setValue(i, 2, parseFloat(garray[i*3+6])); // Temperatur gestern<text:tab/></text:p>
      <text:p text:style-name="P50"><text:tab/><text:tab/>}</text:p>
      <text:p text:style-name="P50"><text:tab/><text:tab/>var options = {<text:tab/>title: 'Temperaturverlauf in Hofkoh' };</text:p>
      <text:p text:style-name="P50"><text:tab/><text:tab/><text:span text:style-name="T59">var chart = new google.visualization.AreaChart(document.getElementById('chart_div'));</text:span></text:p>
      <text:p text:style-name="P50"><text:tab/><text:tab/>chart.draw(data, options);</text:p>
      <text:p text:style-name="P50"><text:tab/>});</text:p>
      <text:p text:style-name="P50"><text:tab/>return false;</text:p>
      <text:p text:style-name="P50">});</text:p>
      <text:p text:style-name="P33"><text:soft-page-break/>Beispiel <text:span text:style-name="T51">/data.js</text:span></text:p>
      <text:p text:style-name="P43">uptime_now=" 19:01:01 up 382 days, 18:57, load average: 0.00, 0.01, 0.04";</text:p>
      <text:p text:style-name="P43">temperatur="20150103 19:01 4.25";</text:p>
      <text:p text:style-name="P43">wlan=" Link Quality=51/70 Signal level=-59 dBm ";</text:p>
      <text:p text:style-name="P6"/>
      <text:p text:style-name="P79">Mechanisches und Elektrisches</text:p>
      <text:p text:style-name="P31"/>
      <text:p text:style-name="P80">Belegte Pins am <text:s/>DS9490R mit RJ12 Plug (6 Pin)</text:p>
      <text:p text:style-name="P32"><draw:g text:anchor-type="paragraph" draw:z-index="2" draw:style-name="gr2"><draw:frame draw:style-name="gr3" draw:text-style-name="P87" svg:width="4.047cm" svg:height="1.029cm" svg:x="12.297cm" svg:y="1.633cm"><draw:text-box><text:p text:style-name="P86"><text:span text:style-name="T65">6 <text:s/>5 <text:s/>4 <text:s/>3 <text:s/>2 <text:s/>1</text:span></text:p></draw:text-box></draw:frame><draw:line draw:style-name="gr4" draw:text-style-name="P88" svg:x1="12.543cm" svg:y1="2.559cm" svg:x2="12.943cm" svg:y2="2.559cm"><text:p/></draw:line><draw:line draw:style-name="gr4" draw:text-style-name="P88" svg:x1="12.543cm" svg:y1="2.559cm" svg:x2="12.543cm" svg:y2="3.159cm"><text:p/></draw:line><draw:line draw:style-name="gr4" draw:text-style-name="P88" svg:x1="12.944cm" svg:y1="2.559cm" svg:x2="12.944cm" svg:y2="3.159cm"><text:p/></draw:line><draw:line draw:style-name="gr4" draw:text-style-name="P88" svg:x1="13.142cm" svg:y1="2.559cm" svg:x2="13.542cm" svg:y2="2.559cm"><text:p/></draw:line><draw:line draw:style-name="gr4" draw:text-style-name="P88" svg:x1="13.142cm" svg:y1="2.559cm" svg:x2="13.142cm" svg:y2="3.159cm"><text:p/></draw:line><draw:line draw:style-name="gr4" draw:text-style-name="P88" svg:x1="13.544cm" svg:y1="2.559cm" svg:x2="13.544cm" svg:y2="3.159cm"><text:p/></draw:line><draw:line draw:style-name="gr4" draw:text-style-name="P88" svg:x1="13.744cm" svg:y1="2.559cm" svg:x2="14.144cm" svg:y2="2.559cm"><text:p/></draw:line><draw:line draw:style-name="gr4" draw:text-style-name="P88" svg:x1="13.744cm" svg:y1="2.559cm" svg:x2="13.744cm" svg:y2="3.159cm"><text:p/></draw:line><draw:line draw:style-name="gr4" draw:text-style-name="P88" svg:x1="14.142cm" svg:y1="2.559cm" svg:x2="14.142cm" svg:y2="3.159cm"><text:p/></draw:line><draw:line draw:style-name="gr4" draw:text-style-name="P88" svg:x1="14.344cm" svg:y1="2.559cm" svg:x2="14.744cm" svg:y2="2.559cm"><text:p/></draw:line><draw:line draw:style-name="gr4" draw:text-style-name="P88" svg:x1="14.344cm" svg:y1="2.559cm" svg:x2="14.344cm" svg:y2="3.159cm"><text:p/></draw:line><draw:line draw:style-name="gr4" draw:text-style-name="P88" svg:x1="14.744cm" svg:y1="2.559cm" svg:x2="14.744cm" svg:y2="3.159cm"><text:p/></draw:line><draw:line draw:style-name="gr4" draw:text-style-name="P88" svg:x1="14.942cm" svg:y1="2.559cm" svg:x2="15.342cm" svg:y2="2.559cm"><text:p/></draw:line><draw:line draw:style-name="gr4" draw:text-style-name="P88" svg:x1="14.942cm" svg:y1="2.559cm" svg:x2="14.942cm" svg:y2="3.159cm"><text:p/></draw:line><draw:line draw:style-name="gr4" draw:text-style-name="P88" svg:x1="15.344cm" svg:y1="2.559cm" svg:x2="15.344cm" svg:y2="3.159cm"><text:p/></draw:line><draw:line draw:style-name="gr4" draw:text-style-name="P88" svg:x1="15.544cm" svg:y1="2.559cm" svg:x2="15.944cm" svg:y2="2.559cm"><text:p/></draw:line><draw:line draw:style-name="gr4" draw:text-style-name="P88" svg:x1="15.544cm" svg:y1="2.559cm" svg:x2="15.544cm" svg:y2="3.159cm"><text:p/></draw:line><draw:line draw:style-name="gr4" draw:text-style-name="P88" svg:x1="15.942cm" svg:y1="2.559cm" svg:x2="15.942cm" svg:y2="3.159cm"><text:p/></draw:line><draw:line draw:style-name="gr4" draw:text-style-name="P88" svg:x1="12.144cm" svg:y1="0.559cm" svg:x2="12.144cm" svg:y2="3.159cm"><text:p/></draw:line><draw:line draw:style-name="gr4" draw:text-style-name="P88" svg:x1="12.154cm" svg:y1="3.168cm" svg:x2="16.354cm" svg:y2="3.168cm"><text:p/></draw:line><draw:line draw:style-name="gr4" draw:text-style-name="P88" svg:x1="16.344cm" svg:y1="0.559cm" svg:x2="16.344cm" svg:y2="3.159cm"><text:p/></draw:line><draw:line draw:style-name="gr4" draw:text-style-name="P88" svg:x1="13.843cm" svg:y1="0.259cm" svg:x2="13.843cm" svg:y2="0.559cm"><text:p/></draw:line><draw:line draw:style-name="gr4" draw:text-style-name="P88" svg:x1="16.342cm" svg:y1="0.559cm" svg:x2="14.642cm" svg:y2="0.559cm"><text:p/></draw:line><draw:line draw:style-name="gr4" draw:text-style-name="P88" svg:x1="13.844cm" svg:y1="0.559cm" svg:x2="12.144cm" svg:y2="0.559cm"><text:p/></draw:line><draw:line draw:style-name="gr4" draw:text-style-name="P88" svg:x1="14.652cm" svg:y1="0.269cm" svg:x2="13.852cm" svg:y2="0.269cm"><text:p/></draw:line><draw:line draw:style-name="gr4" draw:text-style-name="P88" svg:x1="14.642cm" svg:y1="0.559cm" svg:x2="14.642cm" svg:y2="0.259cm"><text:p/></draw:line></draw:g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6"><draw:frame text:anchor-type="paragraph" draw:z-index="3" draw:style-name="gr5" draw:text-style-name="P89" svg:width="4.684cm" svg:height="0.715cm" svg:x="12.028cm" svg:y="2.969cm"><draw:text-box><text:p><text:span text:style-name="T66">Blick auf weiblichen RJ11</text:span></text:p></draw:text-box></draw:frame>PIN</text:p>
          </table:table-cell>
          <table:table-cell table:style-name="Tabelle1.A1" office:value-type="string">
            <text:p text:style-name="P76">Signalname</text:p>
          </table:table-cell>
          <table:table-cell table:style-name="Tabelle1.C1" office:value-type="string">
            <text:p text:style-name="P76">Beschreibung</text:p>
          </table:table-cell>
        </table:table-row>
        <table:table-row>
          <table:table-cell table:style-name="Tabelle1.A2" office:value-type="string">
            <text:p text:style-name="P76">1</text:p>
          </table:table-cell>
          <table:table-cell table:style-name="Tabelle1.A2" office:value-type="string">
            <text:p text:style-name="P75">V<text:span text:style-name="T61">DD</text:span></text:p>
          </table:table-cell>
          <table:table-cell table:style-name="Tabelle1.C2" office:value-type="string">
            <text:p text:style-name="P75">5VDC Output (5V Gleichspannung)</text:p>
          </table:table-cell>
        </table:table-row>
        <table:table-row>
          <table:table-cell table:style-name="Tabelle1.A2" office:value-type="string">
            <text:p text:style-name="P76">2</text:p>
          </table:table-cell>
          <table:table-cell table:style-name="Tabelle1.A2" office:value-type="string">
            <text:p text:style-name="P75">GND</text:p>
          </table:table-cell>
          <table:table-cell table:style-name="Tabelle1.C2" office:value-type="string">
            <text:p text:style-name="P75">Power Ground</text:p>
          </table:table-cell>
        </table:table-row>
        <table:table-row>
          <table:table-cell table:style-name="Tabelle1.A2" office:value-type="string">
            <text:p text:style-name="P76">3</text:p>
          </table:table-cell>
          <table:table-cell table:style-name="Tabelle1.A2" office:value-type="string">
            <text:p text:style-name="P75">OW</text:p>
          </table:table-cell>
          <table:table-cell table:style-name="Tabelle1.C2" office:value-type="string">
            <text:p text:style-name="P75">1-Wire Data</text:p>
          </table:table-cell>
        </table:table-row>
        <table:table-row>
          <table:table-cell table:style-name="Tabelle1.A2" office:value-type="string">
            <text:p text:style-name="P76">4</text:p>
          </table:table-cell>
          <table:table-cell table:style-name="Tabelle1.A2" office:value-type="string">
            <text:p text:style-name="P75">GND_OW</text:p>
          </table:table-cell>
          <table:table-cell table:style-name="Tabelle1.C2" office:value-type="string">
            <text:p text:style-name="P75">1-Wire Return (Rückkanal)</text:p>
          </table:table-cell>
        </table:table-row>
        <table:table-row>
          <table:table-cell table:style-name="Tabelle1.A2" office:value-type="string">
            <text:p text:style-name="P76">5</text:p>
          </table:table-cell>
          <table:table-cell table:style-name="Tabelle1.A2" office:value-type="string">
            <text:p text:style-name="P75">N. C. </text:p>
          </table:table-cell>
          <table:table-cell table:style-name="Tabelle1.C2" office:value-type="string">
            <text:p text:style-name="P75">No Connection</text:p>
          </table:table-cell>
        </table:table-row>
        <table:table-row>
          <table:table-cell table:style-name="Tabelle1.A2" office:value-type="string">
            <text:p text:style-name="P76">6</text:p>
          </table:table-cell>
          <table:table-cell table:style-name="Tabelle1.A2" office:value-type="string">
            <text:p text:style-name="P75">N. C. </text:p>
          </table:table-cell>
          <table:table-cell table:style-name="Tabelle1.C2" office:value-type="string">
            <text:p text:style-name="P75">No Connection</text:p>
          </table:table-cell>
        </table:table-row>
      </table:table>
      <text:p text:style-name="P32"/>
      <text:p text:style-name="P80"><draw:g text:anchor-type="paragraph" draw:z-index="4" draw:style-name="gr6"><draw:frame draw:style-name="gr7" draw:text-style-name="P91" svg:width="4.8cm" svg:height="2.842cm" svg:x="-0.679cm" svg:y="0.956cm"><draw:text-box><text:p text:style-name="P90"><text:span text:style-name="T65">1 <text:s/>2 <text:s/>3</text:span></text:p><text:p text:style-name="P90"><text:span text:style-name="T65"/></text:p><text:p text:style-name="P90"><text:span text:style-name="T67">Blick von unten</text:span></text:p><text:p text:style-name="P90"><text:span text:style-name="T67">TO-92</text:span></text:p></draw:text-box></draw:frame><draw:line draw:style-name="gr8" draw:text-style-name="P88" svg:x1="0.921cm" svg:y1="1.989cm" svg:x2="1.321cm" svg:y2="1.989cm"><text:p/></draw:line><draw:line draw:style-name="gr9" draw:text-style-name="P88" svg:x1="1.522cm" svg:y1="1.989cm" svg:x2="1.922cm" svg:y2="1.989cm"><text:p/></draw:line><draw:line draw:style-name="gr10" draw:text-style-name="P88" svg:x1="2.121cm" svg:y1="1.989cm" svg:x2="2.521cm" svg:y2="1.989cm"><text:p/></draw:line><draw:line draw:style-name="gr11" draw:text-style-name="P88" svg:x1="0.921cm" svg:y1="1.79cm" svg:x2="1.321cm" svg:y2="1.79cm"><text:p/></draw:line><draw:line draw:style-name="gr12" draw:text-style-name="P88" svg:x1="0.921cm" svg:y1="1.79cm" svg:x2="0.921cm" svg:y2="1.99cm"><text:p/></draw:line><draw:line draw:style-name="gr13" draw:text-style-name="P88" svg:x1="1.321cm" svg:y1="1.79cm" svg:x2="1.321cm" svg:y2="1.99cm"><text:p/></draw:line><draw:line draw:style-name="gr14" draw:text-style-name="P88" svg:x1="1.522cm" svg:y1="1.79cm" svg:x2="1.922cm" svg:y2="1.79cm"><text:p/></draw:line><draw:line draw:style-name="gr15" draw:text-style-name="P88" svg:x1="1.522cm" svg:y1="1.79cm" svg:x2="1.522cm" svg:y2="1.99cm"><text:p/></draw:line><draw:line draw:style-name="gr16" draw:text-style-name="P88" svg:x1="1.921cm" svg:y1="1.79cm" svg:x2="1.921cm" svg:y2="1.99cm"><text:p/></draw:line><draw:line draw:style-name="gr17" draw:text-style-name="P88" svg:x1="2.121cm" svg:y1="1.79cm" svg:x2="2.521cm" svg:y2="1.79cm"><text:p/></draw:line><draw:line draw:style-name="gr18" draw:text-style-name="P88" svg:x1="2.121cm" svg:y1="1.79cm" svg:x2="2.121cm" svg:y2="1.99cm"><text:p/></draw:line><draw:line draw:style-name="gr19" draw:text-style-name="P88" svg:x1="2.521cm" svg:y1="1.79cm" svg:x2="2.521cm" svg:y2="1.99cm"><text:p/></draw:line><draw:path draw:style-name="gr20" draw:text-style-name="P88" svg:width="2.2cm" svg:height="2.1cm" svg:x="0.621cm" svg:y="0.49cm" svg:viewBox="0 0 2201 2101" svg:d="M1969 406c11 14 22 28 33 42 10 15 20 29 30 44 9 15 19 31 28 46s17 31 26 46c8 16 15 32 23 48 7 16 14 33 21 49 6 17 12 33 18 50 5 17 10 33 15 50 4 17 9 35 13 52 3 17 7 34 10 51 3 18 5 35 8 53 1 17 3 35 4 52 1 18 1 35 2 53 0 17-1 35-1 52-1 18-3 35-4 53-2 17-4 35-6 52-3 17-6 35-9 52-4 17-8 35-12 52-5 17-10 33-15 50-6 17-11 33-17 50-7 17-13 33-20 50-7 16-15 32-22 48-8 16-17 31-25 47-9 15-19 30-28 45-10 15-20 30-30 45-11 14-21 29-32 43s-23 27-34 41c-12 13-24 27-36 40-13 12-26 25-39 37s-27 24-40 36c-14 11-28 23-42 34-15 11-29 21-44 32-15 10-31 20-46 30-16 9-31 19-47 28-16 8-32 17-48 25-17 8-33 15-50 23-17 7-34 13-51 20-17 6-34 12-51 18-18 5-35 11-53 16-18 4-36 9-54 13-18 3-36 7-54 10s-36 5-54 8c-18 2-37 3-55 5-18 1-37 2-55 3-18 0-37 0-55 0-19-1-37-2-56-3-18-2-36-3-54-5-18-3-37-5-55-8-18-4-36-7-54-11s-35-9-53-13c-18-5-35-11-53-16-17-6-35-12-52-18-17-7-34-14-51-21-16-8-33-15-49-23s-33-17-49-25c-16-9-31-19-47-28-15-10-30-20-45-30-15-11-29-21-44-32-14-11-28-23-42-34-13-12-27-24-40-36-13-13-25-25-38-38-12-13-25-27-37-40-11-14-23-27-34-41s-21-29-32-43c-10-15-19-30-29-45-9-15-18-30-27-45-8-16-17-32-25-48-7-16-15-32-22-48s-13-33-20-49c-6-17-11-33-17-50-5-17-10-34-15-51-4-17-7-34-11-51-3-17-6-35-9-52-2-18-5-35-7-53-1-17-2-35-3-52 0-18-1-35-1-53 1-18 1-35 2-53 2-17 3-35 5-52s5-35 7-52c4-17 7-35 11-52s9-34 13-51c5-17 10-34 15-51 6-16 12-33 18-49 7-16 14-33 21-49 8-16 16-32 24-48 9-15 17-31 26-46s19-31 28-46c10-14 21-29 31-43 11-14 21-29 32-43 767-3-133-3 867-3 900 0 0 0 869 6zM0 0zM2201 2101z"><text:p/></draw:path></draw:g>Pins am <text:span text:style-name="T48">DS18B20</text:span></text:p>
      <text:p text:style-name="P80"/>
      <text:p text:style-name="P81"><text:tab/><text:span text:style-name="T62">1 – GND</text:span></text:p>
      <text:p text:style-name="P81"><text:tab/><text:span text:style-name="T62">2 – DQ – Data Input/Output, also power in parasite power mode</text:span></text:p>
      <text:p text:style-name="P81"><text:tab/><text:span text:style-name="T62">3 – VDD – optional, </text:span><text:span text:style-name="T63">must be grounded for operation in parasite power m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, Arial, sans-serif"/>
    <style:font-face style:name="Tahoma1" svg:font-family="Tahoma"/>
    <style:font-face style:name="Cambria1" svg:font-family="Cambria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M56S</meta:editing-duration>
    <meta:editing-cycles>18</meta:editing-cycles>
    <meta:generator>LibreOffice/4.2.4.2$Windows_x86 LibreOffice_project/63150712c6d317d27ce2db16eb94c2f3d7b699f8</meta:generator>
    <dc:date>2015-01-03T20:05:33.715000000</dc:date>
    <meta:document-statistic meta:table-count="1" meta:image-count="0" meta:object-count="0" meta:page-count="5" meta:paragraph-count="245" meta:word-count="1080" meta:character-count="9232" meta:non-whitespace-character-count="8083"/>
    <meta:user-defined meta:name="Info 1"/>
    <meta:user-defined meta:name="Info 2"/>
    <meta:user-defined meta:name="Info 3"/>
    <meta:user-defined meta:name="Info 4"/>
  </office:meta>
</office:document-meta>
</file>